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096" officeooo:paragraph-rsid="0014a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8:36:09.843627285</meta:creation-date>
    <dc:date>2018-10-26T18:36:46.259449942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0.6.2$Linux_X86_64 LibreOffice_project/00m0$Build-2</meta:generator>
  </office:meta>
</office:document-meta>
</file>